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svg:stroke-color="#000000" draw:fill="none" draw:fill-color="#ffffff" fo:min-height="4.903cm"/>
    </style:style>
    <style:style style:name="gr5" style:family="graphic" style:parent-style-name="standard">
      <style:graphic-properties draw:stroke="none" svg:stroke-color="#000000" draw:fill="none" draw:fill-color="#ffffff" fo:min-height="4cm"/>
    </style:style>
    <style:style style:name="gr6" style:family="graphic" style:parent-style-name="standard">
      <style:graphic-properties draw:stroke="none" svg:stroke-color="#000000" draw:fill="none" draw:fill-color="#ffffff" fo:min-height="0.4cm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stroke="none" svg:stroke-color="#000000" draw:fill="none" draw:fill-color="#ffffff" fo:min-height="1.7cm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32cm" svg:y1="0.968cm" svg:x2="0.968cm" svg:y2="19.973cm" svg:d="M1032 968l-64 19005" svg:viewBox="0 0 65 19006">
          <text:p/>
        </draw:connector>
        <draw:connector draw:style-name="gr1" draw:text-style-name="P1" xml:id="id2" draw:id="id2" draw:layer="layout" draw:type="line" svg:x1="1.032cm" svg:y1="0.968cm" svg:x2="28.684cm" svg:y2="1.032cm" draw:start-shape="id1" draw:start-glue-point="2" svg:d="M1032 968l27652 64" svg:viewBox="0 0 27653 65">
          <text:p/>
        </draw:connector>
        <draw:connector draw:style-name="gr1" draw:text-style-name="P1" xml:id="id3" draw:id="id3" draw:layer="layout" draw:type="line" svg:x1="28.684cm" svg:y1="1.032cm" svg:x2="28.717cm" svg:y2="20.005cm" draw:start-shape="id2" draw:start-glue-point="3" svg:d="M28684 1032l33 18973" svg:viewBox="0 0 34 18974">
          <text:p/>
        </draw:connector>
        <draw:connector draw:style-name="gr1" draw:text-style-name="P1" draw:layer="layout" draw:type="line" svg:x1="28.717cm" svg:y1="20.005cm" svg:x2="18.972cm" svg:y2="19.973cm" draw:start-shape="id3" draw:start-glue-point="3" svg:d="M28717 20005l-9745-32" svg:viewBox="0 0 9746 33">
          <text:p/>
        </draw:connector>
        <draw:connector draw:style-name="gr1" draw:text-style-name="P1" xml:id="id14" draw:id="id14" draw:layer="layout" draw:type="line" svg:x1="0.968cm" svg:y1="19.973cm" svg:x2="15.036cm" svg:y2="20.005cm" draw:start-shape="id1" draw:start-glue-point="3" svg:d="M968 19973l14068 32" svg:viewBox="0 0 14069 33">
          <text:p/>
        </draw:connector>
        <draw:connector draw:style-name="gr1" draw:text-style-name="P1" draw:layer="layout" draw:type="line" svg:x1="14.971cm" svg:y1="18.069cm" svg:x2="14.907cm" svg:y2="20.941cm" svg:d="M14971 18069l-64 2872" svg:viewBox="0 0 65 2873">
          <text:p/>
        </draw:connector>
        <draw:connector draw:style-name="gr1" draw:text-style-name="P1" draw:layer="layout" draw:type="line" svg:x1="18.94cm" svg:y1="20.973cm" svg:x2="18.972cm" svg:y2="18.037cm" svg:d="M18940 20973l32-2936" svg:viewBox="0 0 33 2937">
          <text:p/>
        </draw:connector>
        <draw:connector draw:style-name="gr1" draw:text-style-name="P1" xml:id="id4" draw:id="id4" draw:layer="layout" draw:type="line" svg:x1="10.002cm" svg:y1="20.005cm" svg:x2="10.002cm" svg:y2="16.004cm" svg:d="M10002 20005v-4001" svg:viewBox="0 0 1 4002">
          <text:p/>
        </draw:connector>
        <draw:connector draw:style-name="gr1" draw:text-style-name="P1" xml:id="id5" draw:id="id5" draw:layer="layout" draw:type="line" svg:x1="10.002cm" svg:y1="16.004cm" svg:x2="9.002cm" svg:y2="16.004cm" draw:start-shape="id4" draw:start-glue-point="3" svg:d="M10002 16004h-1000" svg:viewBox="0 0 1001 1">
          <text:p/>
        </draw:connector>
        <draw:connector draw:style-name="gr1" draw:text-style-name="P1" xml:id="id6" draw:id="id6" draw:layer="layout" draw:type="line" svg:x1="9.502cm" svg:y1="16.004cm" svg:x2="10.002cm" svg:y2="16.004cm" draw:start-shape="id5" draw:start-glue-point="0" draw:end-shape="id4" draw:end-glue-point="3" svg:d="M9502 16004h500" svg:viewBox="0 0 501 1">
          <text:p/>
        </draw:connector>
        <draw:connector draw:style-name="gr1" draw:text-style-name="P1" draw:layer="layout" draw:type="line" svg:x1="9.752cm" svg:y1="16.004cm" svg:x2="11.003cm" svg:y2="16.036cm" draw:start-shape="id6" draw:start-glue-point="0" svg:d="M9752 16004l1251 32" svg:viewBox="0 0 1252 33">
          <text:p/>
        </draw:connector>
        <draw:connector draw:style-name="gr1" draw:text-style-name="P1" xml:id="id7" draw:id="id7" draw:layer="layout" draw:type="line" svg:x1="11.067cm" svg:y1="14.003cm" svg:x2="9.034cm" svg:y2="14.036cm" svg:d="M11067 14003l-2033 33" svg:viewBox="0 0 2034 34">
          <text:p/>
        </draw:connector>
        <draw:connector draw:style-name="gr1" draw:text-style-name="P1" xml:id="id8" draw:id="id8" draw:layer="layout" draw:type="line" svg:x1="10.05cm" svg:y1="14.019cm" svg:x2="10.035cm" svg:y2="10.002cm" draw:start-shape="id7" draw:start-glue-point="0" svg:d="M10050 14019l-15-4017" svg:viewBox="0 0 16 4018">
          <text:p/>
        </draw:connector>
        <draw:connector draw:style-name="gr1" draw:text-style-name="P1" draw:layer="layout" draw:type="line" svg:x1="10.035cm" svg:y1="10.002cm" svg:x2="1cm" svg:y2="9.938cm" draw:start-shape="id8" draw:start-glue-point="3" svg:d="M10035 10002l-9035-64" svg:viewBox="0 0 9036 65">
          <text:p/>
        </draw:connector>
        <draw:connector draw:style-name="gr1" draw:text-style-name="P1" draw:layer="layout" draw:type="line" svg:x1="6.001cm" svg:y1="10.067cm" svg:x2="6.001cm" svg:y2="13.939cm" svg:d="M6001 10067v3872" svg:viewBox="0 0 1 3873">
          <text:p/>
        </draw:connector>
        <draw:connector draw:style-name="gr1" draw:text-style-name="P1" draw:layer="layout" draw:type="line" svg:x1="6.034cm" svg:y1="19.973cm" svg:x2="6.034cm" svg:y2="16.101cm" svg:d="M6034 19973v-3872" svg:viewBox="0 0 1 3873">
          <text:p/>
        </draw:connector>
        <draw:frame draw:style-name="gr2" draw:layer="layout" svg:width="4.4cm" svg:height="1.35cm" svg:x="5.8cm" svg:y="12.2cm">
          <draw:text-box>
            <text:p>Pc metalurgia</text:p>
          </draw:text-box>
        </draw:frame>
        <draw:frame draw:style-name="gr3" draw:layer="layout" svg:width="4.5cm" svg:height="1.55cm" svg:x="1.7cm" svg:y="14.1cm">
          <draw:text-box>
            <text:p>Correaria</text:p>
          </draw:text-box>
        </draw:frame>
        <draw:frame draw:style-name="gr4" draw:text-style-name="P2" draw:layer="layout" svg:width="2.6cm" svg:height="5.153cm" svg:x="1.5cm" svg:y="15.2cm">
          <draw:text-box>
            <text:p text:style-name="P2"><text:span text:style-name="T1">Obs:</text:span></text:p>
            <text:p text:style-name="P2"><text:span text:style-name="T1">Não possui nenhuma infra istrutura de rede</text:span></text:p>
          </draw:text-box>
        </draw:frame>
        <draw:frame draw:style-name="gr5" draw:text-style-name="P2" xml:id="id13" draw:id="id13" draw:layer="layout" svg:width="2.6cm" svg:height="4.25cm" svg:x="6.1cm" svg:y="14.85cm">
          <draw:text-box>
            <text:p text:style-name="P2"><text:span text:style-name="T1">Obs:roteador usado como swithc. saida para as maquinas</text:span></text:p>
          </draw:text-box>
        </draw:frame>
        <draw:connector draw:style-name="gr1" draw:text-style-name="P1" xml:id="id9" draw:id="id9" draw:layer="layout" draw:type="line" svg:x1="21.005cm" svg:y1="19.973cm" svg:x2="21.005cm" svg:y2="18.617cm" svg:d="M21005 19973v-1356" svg:viewBox="0 0 1 1357">
          <text:p/>
        </draw:connector>
        <draw:connector draw:style-name="gr1" draw:text-style-name="P1" xml:id="id10" draw:id="id10" draw:layer="layout" draw:type="line" svg:x1="21.005cm" svg:y1="18.617cm" svg:x2="25.006cm" svg:y2="18.617cm" draw:start-shape="id9" draw:start-glue-point="3" svg:d="M21005 18617h4001" svg:viewBox="0 0 4002 1">
          <text:p/>
        </draw:connector>
        <draw:connector draw:style-name="gr1" draw:text-style-name="P1" draw:layer="layout" draw:type="line" svg:x1="25.006cm" svg:y1="18.617cm" svg:x2="25.038cm" svg:y2="20.037cm" draw:start-shape="id10" draw:start-glue-point="3" svg:d="M25006 18617l32 1420" svg:viewBox="0 0 33 1421">
          <text:p/>
        </draw:connector>
        <draw:frame draw:style-name="gr6" draw:text-style-name="P3" draw:layer="layout" svg:width="3.2cm" svg:height="0.962cm" svg:x="21.7cm" svg:y="18.9cm">
          <draw:text-box>
            <text:p text:style-name="P3"><text:span text:style-name="T2">swithc</text:span></text:p>
          </draw:text-box>
        </draw:frame>
        <draw:connector draw:style-name="gr1" draw:text-style-name="P1" xml:id="id11" draw:id="id11" draw:layer="layout" draw:type="line" svg:x1="23.457cm" svg:y1="18.585cm" svg:x2="23.49cm" svg:y2="17.94cm" svg:d="M23457 18585l33-645" svg:viewBox="0 0 34 646">
          <text:p/>
        </draw:connector>
        <draw:connector draw:style-name="gr1" draw:text-style-name="P1" draw:layer="layout" draw:type="line" svg:x1="23.49cm" svg:y1="17.94cm" svg:x2="28.684cm" svg:y2="18.004cm" draw:start-shape="id11" draw:start-glue-point="3" svg:d="M23490 17940l5194 64" svg:viewBox="0 0 5195 65">
          <text:p/>
        </draw:connector>
        <draw:connector draw:style-name="gr1" draw:text-style-name="P1" xml:id="id12" draw:id="id12" draw:layer="layout" draw:type="line" svg:x1="24.07cm" svg:y1="18.553cm" svg:x2="24.07cm" svg:y2="18.295cm" svg:d="M24070 18553v-258" svg:viewBox="0 0 1 259">
          <text:p/>
        </draw:connector>
        <draw:connector draw:style-name="gr1" draw:text-style-name="P1" draw:layer="layout" draw:type="line" svg:x1="24.07cm" svg:y1="18.295cm" svg:x2="28.684cm" svg:y2="18.359cm" draw:start-shape="id12" draw:start-glue-point="3" svg:d="M24070 18295l4614 64" svg:viewBox="0 0 4615 65">
          <text:p/>
        </draw:connector>
        <draw:frame draw:style-name="gr7" draw:text-style-name="P4" draw:layer="layout" svg:width="4.8cm" svg:height="0.85cm" svg:x="23.6cm" svg:y="16.7cm">
          <draw:text-box>
            <text:p text:style-name="P4"><text:span text:style-name="T3">Cabos indo para FS</text:span></text:p>
          </draw:text-box>
        </draw:frame>
        <draw:connector draw:style-name="gr1" draw:text-style-name="P1" xml:id="id20" draw:id="id20" draw:layer="layout" draw:type="line" svg:x1="22.038cm" svg:y1="18.585cm" svg:x2="22.005cm" svg:y2="16.972cm" svg:d="M22038 18585l-33-1613" svg:viewBox="0 0 34 1614">
          <text:p/>
        </draw:connector>
        <draw:connector draw:style-name="gr1" draw:text-style-name="P1" xml:id="id19" draw:id="id19" draw:layer="layout" draw:type="line" svg:x1="8.7cm" svg:y1="16.975cm" svg:x2="8.7cm" svg:y2="16.975cm" draw:start-shape="id13" draw:start-glue-point="1" draw:end-shape="id13" draw:end-glue-point="1" svg:d="M8700 16975z" svg:viewBox="0 0 1 1">
          <text:p/>
        </draw:connector>
        <draw:connector draw:style-name="gr1" draw:text-style-name="P1" xml:id="id15" draw:id="id15" draw:layer="layout" draw:type="line" svg:x1="8.002cm" svg:y1="19.989cm" svg:x2="8.034cm" svg:y2="19.392cm" draw:start-shape="id14" draw:start-glue-point="0" svg:d="M8002 19989l32-597" svg:viewBox="0 0 33 598">
          <text:p/>
        </draw:connector>
        <draw:connector draw:style-name="gr1" draw:text-style-name="P1" xml:id="id16" draw:id="id16" draw:layer="layout" draw:type="line" svg:x1="8.034cm" svg:y1="19.392cm" svg:x2="9.26cm" svg:y2="19.424cm" draw:start-shape="id15" draw:start-glue-point="3" svg:d="M8034 19392l1226 32" svg:viewBox="0 0 1227 33">
          <text:p/>
        </draw:connector>
        <draw:connector draw:style-name="gr1" draw:text-style-name="P1" xml:id="id17" draw:id="id17" draw:layer="layout" draw:type="line" svg:x1="9.26cm" svg:y1="19.424cm" svg:x2="9.228cm" svg:y2="20.005cm" draw:start-shape="id16" draw:start-glue-point="3" svg:d="M9260 19424l-32 581" svg:viewBox="0 0 33 582">
          <text:p/>
        </draw:connector>
        <draw:connector draw:style-name="gr1" draw:text-style-name="P1" draw:layer="layout" draw:type="line" svg:x1="9.244cm" svg:y1="19.714cm" svg:x2="9.454cm" svg:y2="18.714cm" draw:start-shape="id17" draw:start-glue-point="0" svg:d="M9244 19714l210-1000" svg:viewBox="0 0 211 1001">
          <text:p/>
        </draw:connector>
        <draw:connector draw:style-name="gr1" draw:text-style-name="P1" draw:layer="layout" draw:type="line" svg:x1="8.034cm" svg:y1="19.392cm" svg:x2="7.4cm" svg:y2="19.1cm" draw:start-shape="id15" draw:start-glue-point="3" draw:end-shape="id13" draw:end-glue-point="2" svg:d="M8034 19392l-634-292" svg:viewBox="0 0 635 293">
          <text:p/>
        </draw:connector>
        <draw:frame draw:style-name="gr6" draw:text-style-name="P2" xml:id="id18" draw:id="id18" draw:layer="layout" svg:width="1.5cm" svg:height="0.729cm" svg:x="7.9cm" svg:y="19.3cm">
          <draw:text-box>
            <text:p text:style-name="P2"><text:span text:style-name="T1">radio</text:span></text:p>
          </draw:text-box>
        </draw:frame>
        <draw:connector draw:style-name="gr1" draw:text-style-name="P1" draw:layer="layout" draw:type="line" svg:x1="8.65cm" svg:y1="19.3cm" svg:x2="8.7cm" svg:y2="16.975cm" draw:start-shape="id18" draw:end-shape="id19" draw:end-glue-point="0" svg:d="M8650 19300l50-2325" svg:viewBox="0 0 51 2326">
          <text:p/>
        </draw:connector>
        <draw:connector draw:style-name="gr1" draw:text-style-name="P1" draw:layer="layout" draw:type="line" svg:x1="8.7cm" svg:y1="16.975cm" svg:x2="22.005cm" svg:y2="16.972cm" draw:start-shape="id19" draw:start-glue-point="0" draw:end-shape="id20" draw:end-glue-point="3" svg:d="M8700 16975l13305-3" svg:viewBox="0 0 13306 4">
          <text:p/>
        </draw:connector>
        <draw:frame draw:style-name="gr7" draw:text-style-name="P5" draw:layer="layout" svg:width="8.8cm" svg:height="0.85cm" svg:x="11.2cm" svg:y="15.8cm">
          <draw:text-box>
            <text:p text:style-name="P5"><text:span text:style-name="T4">Cabo que alimenta o roteador</text:span></text:p>
          </draw:text-box>
        </draw:frame>
        <draw:frame draw:style-name="gr8" draw:text-style-name="P6" draw:layer="layout" svg:width="13.9cm" svg:height="1.95cm" svg:x="11.3cm" svg:y="7.9cm">
          <draw:text-box>
            <text:p text:style-name="P6"><text:span text:style-name="T5">Pel Apoio conjunto</text:span></text:p>
          </draw:text-box>
        </draw:frame>
        <draw:connector draw:style-name="gr1" draw:text-style-name="P1" draw:layer="layout" draw:type="line" svg:x1="10.067cm" svg:y1="1cm" svg:x2="10.067cm" svg:y2="3.969cm" svg:d="M10067 1000v2969" svg:viewBox="0 0 1 2970">
          <text:p/>
        </draw:connector>
        <draw:frame draw:style-name="gr9" draw:text-style-name="P7" draw:layer="layout" svg:width="6.8cm" svg:height="1.75cm" svg:x="2.8cm" svg:y="3.75cm">
          <draw:text-box>
            <text:p text:style-name="P7"><text:span text:style-name="T6">Maquinár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20T10:30:12.929940633</meta:creation-date>
    <dc:date>2016-07-20T10:55:07.787054342</dc:date>
    <dc:creator>SD Canto</dc:creator>
    <meta:editing-duration>PT3M44S</meta:editing-duration>
    <meta:editing-cycles>1</meta:editing-cycles>
    <meta:document-statistic meta:object-count="43"/>
    <meta:generator>LibreOffice/4.2.8.2$Linux_x86 LibreOffice_project/420m0$Build-2</meta:generator>
  </office:meta>
</office:document-meta>
</file>